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BAAAAA+LiberationSerif-Bold" svg:font-family="BAAAAA+Liberation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493" officeooo:paragraph-rsid="0006c493"/>
    </style:style>
    <style:style style:name="P2" style:family="paragraph" style:parent-style-name="Standard" style:list-style-name="L1">
      <style:text-properties officeooo:rsid="0006c493" officeooo:paragraph-rsid="0006c493"/>
    </style:style>
    <style:style style:name="P3" style:family="paragraph" style:parent-style-name="Standard" style:list-style-name="L2">
      <style:text-properties officeooo:rsid="0006c493" officeooo:paragraph-rsid="0006c493"/>
    </style:style>
    <style:style style:name="P4" style:family="paragraph" style:parent-style-name="Standard">
      <style:text-properties officeooo:rsid="0006c493" officeooo:paragraph-rsid="0006c493"/>
    </style:style>
    <style:style style:name="P5" style:family="paragraph" style:parent-style-name="Standard" style:list-style-name="L2">
      <style:text-properties officeooo:paragraph-rsid="0006c493"/>
    </style:style>
    <style:style style:name="P6" style:family="paragraph" style:parent-style-name="Standard" style:list-style-name="L2">
      <style:text-properties officeooo:rsid="00086275" officeooo:paragraph-rsid="00086275"/>
    </style:style>
    <style:style style:name="P7" style:family="paragraph" style:parent-style-name="Standard">
      <style:text-properties fo:font-weight="bold" officeooo:paragraph-rsid="0006c49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04ce3" officeooo:paragraph-rsid="00104ce3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2pt" fo:font-weight="bold" officeooo:rsid="0006c493" officeooo:paragraph-rsid="0006c493" style:font-size-asian="12pt" style:font-weight-asian="bold" style:font-size-complex="12pt" style:font-weight-complex="bold"/>
    </style:style>
    <style:style style:name="T1" style:family="text">
      <style:text-properties officeooo:rsid="0006c493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c49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8f041"/>
    </style:style>
    <style:style style:name="T7" style:family="text">
      <style:text-properties officeooo:rsid="0024d7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– Bibliografija Stefana Kapunca –</text:p>
      <text:p text:style-name="P8"/>
      <text:p text:style-name="P1"/>
      <text:p text:style-name="P9">Oбјављени радови на Web of Science, Scopus, SCIndex (М24 или М51), CPCI-S/CPCI-SSH листама у посљедњих пет година</text:p>
      <text:p text:style-name="P1"/>
      <text:list xml:id="list3882845900" text:style-name="L1">
        <text:list-item>
          <text:p text:style-name="P2"><text:span text:style-name="T3">Kapunac, S.</text:span>, <text:span text:style-name="T5">Kartelj, A.</text:span>, Djukanović, M, <text:line-break/><text:a xlink:type="simple" xlink:href="https://www.sciencedirect.com/science/article/pii/S1568494623004052" text:style-name="Internet_20_link" text:visited-style-name="Visited_20_Internet_20_Link">Variable neighborhood search for weighted total domination problem and its application in social network information spreading</text:a>, Applied Soft Computing, Vol. 143, p. 110387, 2023, DOI: 10.1016/j.asoc.2023.110387. IF2021=8.263, <text:span text:style-name="T2">M21a (Q1)</text:span> in Computer Science, Interdisciplinary Applications.</text:p>
        </text:list-item>
      </text:list>
      <text:p text:style-name="P1"/>
      <text:p text:style-name="P1"/>
      <text:p text:style-name="P7"><text:span text:style-name="T6">Учешће на конференцијама са објављеним апстрактом </text:span><text:span text:style-name="T7">у посљедних пет година</text:span><text:span text:style-name="T1">:</text:span></text:p>
      <text:p text:style-name="P1"/>
      <text:list xml:id="list1924327082" text:style-name="L2">
        <text:list-item>
          <text:p text:style-name="P3"><text:span text:style-name="T3">S. Kapunac</text:span>, S. Malkov, M. Beljanski, G. Pavlović Lažetić, B. Stojanović, M. Maljković, A. Veljković, N. Mitić, Analysis of nucleotide sequence repeats in coronaviruses,</text:p>
          <text:p text:style-name="P3">BelBi, 2023.</text:p>
        </text:list-item>
        <text:list-item>
          <text:p text:style-name="P6">S. Malkov, M. Beljanski, <text:span text:style-name="T1">G. Pavlović Lažetić, B. Stojanović, M. Maljković, A. Veljković, </text:span><text:span text:style-name="T3">S. Kapunac</text:span>,<text:span text:style-name="T1"> N. Mitić, </text:span>Clustering and classification of SARS-COV-2 isolates using RSCU, BelBi, 2023.</text:p>
        </text:list-item>
        <text:list-item>
          <text:p text:style-name="P5"><text:span text:style-name="T4">Капунац С.</text:span><text:span text:style-name="T1">, Белянски М., Митић Н., Анализ палиндромных последовательностей в геноме SARS-CoV-2, </text:span>Сборник научных трудов VII Съезда Биофизиков России: в 2 томах, том 1 – Краснодар: Типография ФГБОУ ВО «КубГТУ», 2023, Краснодар. (DOI 10.<text:tab/>26297/SbR6.2023.001) Стр. 270-271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BAAAAA+LiberationSerif-Bold" svg:font-family="BAAAAA+Liberation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21:48:58.915818033</meta:creation-date>
    <dc:date>2023-12-01T15:17:29.126900222</dc:date>
    <meta:editing-duration>PT25M58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63" meta:character-count="1194" meta:non-whitespace-character-count="1039"/>
  </office:meta>
</office:document-meta>
</file>